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9">Registro</text:p>
      <text:p text:style-name="Standard">Registro de un nuevo cliente y validación de datos que no pueden duplicarse.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validacorreo</text:p>
      <text:p text:style-name="Standard"><text:tab/>validatelefono</text:p>
      <text:p text:style-name="Standard"><text:tab/>registra</text:p>
      <text:p text:style-name="Standard"/>
      <text:p text:style-name="Standard"/>
      <text:p text:style-name="P8">validacorreo</text:p>
      <text:p text:style-name="Standard">Valida que el correo no se duplique. Debe ejecutarse en el evento “blure” del campo del correo y mostrar si el campo es válido</text:p>
      <text:p text:style-name="Standard"/>
      <text:p text:style-name="P4">llamado</text:p>
      <text:p text:style-name="P3">regitro.php?operacion=validacorreo</text:p>
      <text:p text:style-name="P3"/>
      <text:p text:style-name="P4">parámetros</text:p>
      <text:p text:style-name="P3">corre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valido: boleano</text:p>
      <text:p text:style-name="P3">}</text:p>
      <text:p text:style-name="Standard"/>
      <text:p text:style-name="Standard"/>
      <text:p text:style-name="P8">validatelefono</text:p>
      <text:p text:style-name="Standard">Valida que el teléfono no se duplique. Debe ejecutarse en el evento “blure” del campo del teléfono y mostrar si el campo es válido</text:p>
      <text:p text:style-name="Standard"/>
      <text:p text:style-name="P4">llamado</text:p>
      <text:p text:style-name="P3">regitro.php?operacion=validatelefono</text:p>
      <text:p text:style-name="P3"/>
      <text:p text:style-name="P4">parámetros</text:p>
      <text:p text:style-name="P3">telefono</text:p>
      <text:p text:style-name="P3"/>
      <text:p text:style-name="P4">salida</text:p>
      <text:p text:style-name="P3">{</text:p>
      <text:p text:style-name="P3"><text:tab/>success: boleano,</text:p>
      <text:p text:style-name="P3"><text:soft-page-break/><text:tab/>error: numerico,</text:p>
      <text:p text:style-name="P3"><text:tab/>errorinfo: string,</text:p>
      <text:p text:style-name="P3"><text:tab/>valido: boleano</text:p>
      <text:p text:style-name="P3">}</text:p>
      <text:p text:style-name="Standard"/>
      <text:p text:style-name="Standard"/>
      <text:p text:style-name="P8">registra</text:p>
      <text:p text:style-name="Standard">Registra el nuevo cliente en la base de datos</text:p>
      <text:p text:style-name="Standard"/>
      <text:p text:style-name="P4">llamado</text:p>
      <text:p text:style-name="P3">registro.php?operacion=registra</text:p>
      <text:p text:style-name="P3"/>
      <text:p text:style-name="P4">parámetros</text:p>
      <text:p text:style-name="P3">correo</text:p>
      <text:p text:style-name="P3">password</text:p>
      <text:p text:style-name="P3">primernombre</text:p>
      <text:p text:style-name="P3">segundonombre</text:p>
      <text:p text:style-name="P3">apellidopaterno</text:p>
      <text:p text:style-name="P3">apellidomaterno</text:p>
      <text:p text:style-name="P3">fechanacimiento</text:p>
      <text:p text:style-name="P3">numero celular (este dato es opcional, pero puede usarse para entrar a la aplicación)</text:p>
      <text:p text:style-name="Standard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sesion: string,</text:p>
      <text:p text:style-name="P5"><text:tab/>pinaculo: {objeto},</text:p>
      <text:p text:style-name="P5"><text:tab/>podernombre: {objeto}</text:p>
      <text:p text:style-name="P5">}</text:p>
      <text:p text:style-name="P5"/>
      <text:p text:style-name="P6"/>
      <text:p text:style-name="P6"/>
      <text:p text:style-name="P7">Confirma correo</text:p>
      <text:p text:style-name="P6">El sistema enviará un correo con un código de 4 digitos (numérico) para confirmar el correo. Por este servicio se alimentará el código para la verificación</text:p>
      <text:p text:style-name="P6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correo.php</text:p>
      <text:p text:style-name="P3"/>
      <text:p text:style-name="P4">parámetros</text:p>
      <text:p text:style-name="P3">sesion,</text:p>
      <text:p text:style-name="P3"><text:soft-page-break/>codigo</text:p>
      <text:p text:style-name="P3"/>
      <text:p text:style-name="P4">salida</text:p>
      <text:p text:style-name="P3">{</text:p>
      <text:p text:style-name="P3"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P7">Confirma telefono</text:p>
      <text:p text:style-name="P6">El sistema enviará un sms con un código de 4 digitos (numérico) para verificar el numero de telefono. Por este servicio se alimentará el código para la verificación</text:p>
      <text:p text:style-name="P6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telefono.php</text:p>
      <text:p text:style-name="P3"/>
      <text:p text:style-name="P4">parámetros</text:p>
      <text:p text:style-name="P3">sesion,</text:p>
      <text:p text:style-name="P3">codigo</text:p>
      <text:p text:style-name="P3"/>
      <text:p text:style-name="P4">salida</text:p>
      <text:p text:style-name="P3">{</text:p>
      <text:p text:style-name="P3"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Standard"/>
      <text:p text:style-name="P9">Valida sesion</text:p>
      <text:p text:style-name="Standard"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validasesion.php</text:p>
      <text:p text:style-name="P3"><text:soft-page-break/></text:p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sincronizar: boleno</text:p>
      <text:p text:style-name="P3">}</text:p>
      <text:p text:style-name="Standard"/>
      <text:p text:style-name="Standard"/>
      <text:p text:style-name="P9">Login</text:p>
      <text:p text:style-name="Standard"><text:tab/>Permite acceder al app</text:p>
      <text:p text:style-name="Standard"/>
      <text:p text:style-name="P2">Script</text:p>
      <text:p text:style-name="Standard"><text:tab/>logi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login.php</text:p>
      <text:p text:style-name="P3"/>
      <text:p text:style-name="P4">parámetros</text:p>
      <text:p text:style-name="P3">correo o telefono, </text:p>
      <text:p text:style-name="P3">password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sesion: string,</text:p>
      <text:p text:style-name="P3"><text:tab/>sincronizar: boleano</text:p>
      <text:p text:style-name="P3">}</text:p>
      <text:p text:style-name="Standard"/>
      <text:p text:style-name="Standard"/>
      <text:p text:style-name="Standard"/>
      <text:p text:style-name="P9">Logout</text:p>
      <text:p text:style-name="Standard"><text:tab/>Cierra la sesión del usuario</text:p>
      <text:p text:style-name="Standard"/>
      <text:p text:style-name="P2">Script</text:p>
      <text:p text:style-name="Standard"><text:tab/>logout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<text:soft-page-break/>llamado</text:p>
      <text:p text:style-name="P3">logout.php</text:p>
      <text:p text:style-name="P3"/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</text:p>
      <text:p text:style-name="P3">}</text:p>
      <text:p text:style-name="Standard"/>
      <text:p text:style-name="Standard"/>
      <text:p text:style-name="P9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8">nombre</text:p>
      <text:p text:style-name="Standard">Cambia el nomrbe del titular y calcula la numerología del nombre</text:p>
      <text:p text:style-name="Standard"/>
      <text:p text:style-name="P4">llamado</text:p>
      <text:p text:style-name="P3">titular.php?operacion=<text:span text:style-name="T1">nombre</text:span>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<text:span text:style-name="T1">podernombre: {objeto}</text:span></text:p>
      <text:p text:style-name="P3"><text:soft-page-break/>}</text:p>
      <text:p text:style-name="Standard"/>
      <text:p text:style-name="Standard"/>
      <text:p text:style-name="P8">fechanacimiento</text:p>
      <text:p text:style-name="Standard">Cambia la fecha de nacimeinto del titualr y regenera el pináculo</text:p>
      <text:p text:style-name="Standard"/>
      <text:p text:style-name="P4">llamado</text:p>
      <text:p text:style-name="P3">titular.php?operacion=fechanacimiento</text:p>
      <text:p text:style-name="P3"/>
      <text:p text:style-name="P4">parámetros</text:p>
      <text:p text:style-name="P5">sesion,</text:p>
      <text:p text:style-name="P3">fechanacimient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pinaculo<text:span text:style-name="T1">: {objeto}</text:span></text:p>
      <text:p text:style-name="P3">}</text:p>
      <text:p text:style-name="Standard"/>
      <text:p text:style-name="Standard"/>
      <text:p text:style-name="P8">correo</text:p>
      <text:p text:style-name="Standard">Cambia el correo del titular. El correo debe confirmarse </text:p>
      <text:p text:style-name="Standard"/>
      <text:p text:style-name="P4">llamado</text:p>
      <text:p text:style-name="P3">titular.php?operacion=correo</text:p>
      <text:p text:style-name="P3"/>
      <text:p text:style-name="P4">parámetros</text:p>
      <text:p text:style-name="P5">sesion,</text:p>
      <text:p text:style-name="P3">corre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telefono</text:p>
      <text:p text:style-name="Standard">Cambia el telefono del titular. El telefono debe confirmarse </text:p>
      <text:p text:style-name="Standard"/>
      <text:p text:style-name="P4">llamado</text:p>
      <text:p text:style-name="P3">titular.php?operacion=telefono</text:p>
      <text:p text:style-name="P3"/>
      <text:p text:style-name="P4">parámetros</text:p>
      <text:p text:style-name="P5">sesion,</text:p>
      <text:p text:style-name="P3"><text:soft-page-break/>telefon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password</text:p>
      <text:p text:style-name="Standard">Cambia el password del titular. Se validará la clave actual </text:p>
      <text:p text:style-name="Standard"/>
      <text:p text:style-name="P4">llamado</text:p>
      <text:p text:style-name="P3">titular.php?operacion= password</text:p>
      <text:p text:style-name="P3"/>
      <text:p text:style-name="P4">parámetros</text:p>
      <text:p text:style-name="P5">sesion,</text:p>
      <text:p text:style-name="P3">actual,</text:p>
      <text:p text:style-name="P3">nuev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P5"/>
      <text:p text:style-name="P8">setphoto</text:p>
      <text:p text:style-name="Standard">Cambia la foto del titular</text:p>
      <text:p text:style-name="Standard"/>
      <text:p text:style-name="P4">llamado</text:p>
      <text:p text:style-name="P3">titular.php?operacion=setpohoto</text:p>
      <text:p text:style-name="P3"/>
      <text:p text:style-name="P4">parámetros</text:p>
      <text:p text:style-name="P5">sesion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<text:soft-page-break/>delphoto</text:p>
      <text:p text:style-name="Standard">Borr la foto del titular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/>
      <text:p text:style-name="Standard"/>
      <text:p text:style-name="P9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contacto</text:p>
      <text:p text:style-name="Standard"/>
      <text:p text:style-name="P4">llamado</text:p>
      <text:p text:style-name="P3">contacto.php?operacion=add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<text:soft-page-break/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contacto</text:p>
      <text:p text:style-name="Standard"/>
      <text:p text:style-name="P4">llamado</text:p>
      <text:p text:style-name="P3">contact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 contacto</text:p>
      <text:p text:style-name="Standard"/>
      <text:p text:style-name="P4">llamado</text:p>
      <text:p text:style-name="P3">contacto.php?operacion=update</text:p>
      <text:p text:style-name="P3"/>
      <text:p text:style-name="P4">parámetros</text:p>
      <text:p text:style-name="P5">sesion,</text:p>
      <text:p text:style-name="P5">id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soft-page-break/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l contacto</text:p>
      <text:p text:style-name="Standard"/>
      <text:p text:style-name="P4">llamado</text:p>
      <text:p text:style-name="P3">contact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contacto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/>
      <text:p text:style-name="P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><text:soft-page-break/></text:p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grupo</text:p>
      <text:p text:style-name="Standard"/>
      <text:p text:style-name="P4">llamado</text:p>
      <text:p text:style-name="P3">grupo.php?operacion=add</text:p>
      <text:p text:style-name="P3"/>
      <text:p text:style-name="P4">parámetros</text:p>
      <text:p text:style-name="P5"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grupo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><text:soft-page-break/></text:p>
      <text:p text:style-name="P8">update</text:p>
      <text:p text:style-name="Standard">Actualiza datos de un grupo</text:p>
      <text:p text:style-name="Standard"/>
      <text:p text:style-name="P4">llamado</text:p>
      <text:p text:style-name="P3">grupo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l <text:s/>grupo</text:p>
      <text:p text:style-name="Standard"/>
      <text:p text:style-name="P4">llamado</text:p>
      <text:p text:style-name="P3">grup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<text:s/>grupo</text:p>
      <text:p text:style-name="Standard"/>
      <text:p text:style-name="P4">llamado</text:p>
      <text:p text:style-name="P3">grupo.php?operacion=delphoto</text:p>
      <text:p text:style-name="P3"/>
      <text:p text:style-name="P4"><text:soft-page-break/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P9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8">add</text:p>
      <text:p text:style-name="Standard">Agrega un miembro al grupo</text:p>
      <text:p text:style-name="Standard"/>
      <text:p text:style-name="P4">llamado</text:p>
      <text:p text:style-name="P3">miembro.php?operacion=add</text:p>
      <text:p text:style-name="P3"/>
      <text:p text:style-name="P4">parámetros</text:p>
      <text:p text:style-name="P5">sesion,</text:p>
      <text:p text:style-name="P3">grupoid,</text:p>
      <text:p text:style-name="P3">miembroid,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id: numerico </text:p>
      <text:p text:style-name="P5">}</text:p>
      <text:p text:style-name="Standard"/>
      <text:p text:style-name="P8">del</text:p>
      <text:p text:style-name="Standard">Elimina un miembro grupo</text:p>
      <text:p text:style-name="Standard"/>
      <text:p text:style-name="P4">llamado</text:p>
      <text:p text:style-name="P3">miembro.php?operacion=del</text:p>
      <text:p text:style-name="P3"/>
      <text:p text:style-name="P4">parámetros</text:p>
      <text:p text:style-name="P5"><text:soft-page-break/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}</text:p>
      <text:p text:style-name="Standard"/>
      <text:p text:style-name="Standard"/>
      <text:p text:style-name="Standard"/>
      <text:p text:style-name="P9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a entidad</text:p>
      <text:p text:style-name="Standard"/>
      <text:p text:style-name="P4">llamado</text:p>
      <text:p text:style-name="P3">entidad.php?operacion=add</text:p>
      <text:p text:style-name="P3"/>
      <text:p text:style-name="P4">parámetros</text:p>
      <text:p text:style-name="P5"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><text:soft-page-break/></text:p>
      <text:p text:style-name="P5"/>
      <text:p text:style-name="P8">del</text:p>
      <text:p text:style-name="Standard">Elimina una entidad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a entidad</text:p>
      <text:p text:style-name="Standard"/>
      <text:p text:style-name="P4">llamado</text:p>
      <text:p text:style-name="P3">entidad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 la entidad</text:p>
      <text:p text:style-name="Standard"/>
      <text:p text:style-name="P4">llamado</text:p>
      <text:p text:style-name="P3">entidad.php?operacion=setpohoto</text:p>
      <text:p text:style-name="P3"/>
      <text:p text:style-name="P4">parámetros</text:p>
      <text:p text:style-name="P5"><text:soft-page-break/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 la entidad</text:p>
      <text:p text:style-name="Standard"/>
      <text:p text:style-name="P4">llamado</text:p>
      <text:p text:style-name="P3">entidad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Standard"/>
      <text:p text:style-name="P9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8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2-21T10:19:40.13</dc:date>
    <dc:creator>Alejandro Marroquin</dc:creator>
    <meta:editing-duration>PT2H8M9S</meta:editing-duration>
    <meta:editing-cycles>5</meta:editing-cycles>
    <meta:document-statistic meta:table-count="0" meta:image-count="0" meta:object-count="0" meta:page-count="16" meta:paragraph-count="568" meta:word-count="1022" meta:character-count="7811"/>
  </office:meta>
</office:document-meta>
</file>